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1"/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81">
      <style:table-cell-properties fo:background-color="#ffff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ickel" table:style-name="ta1">
        <table:shapes>
          <draw:frame draw:z-index="0" draw:style-name="gr1" draw:text-style-name="P1" svg:width="15.999cm" svg:height="8.999cm" svg:x="14.776cm" svg:y="0.739cm">
            <draw:object draw:notify-on-update-of-ranges="Nickel.C5:Nickel.C45 Nickel.D5:Nickel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Energy</text:p>
          </table:table-cell>
          <table:table-cell table:style-name="Default" office:value-type="string" calcext:value-type="string">
            <text:p>μ/ρ</text:p>
          </table:table-cell>
          <table:table-cell office:value-type="string" calcext:value-type="string">
            <text:p>μ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 (MeV)</text:p>
          </table:table-cell>
          <table:table-cell table:style-name="Default" office:value-type="string" calcext:value-type="string">
            <text:p>(cm2/g)</text:p>
          </table:table-cell>
          <table:table-cell office:value-type="string" calcext:value-type="string">
            <text:p>(1/c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" calcext:value-type="float">
            <text:p>1.00E+03</text:p>
          </table:table-cell>
          <table:table-cell office:value-type="float" office:value="9855" calcext:value-type="float">
            <text:p>9.86E+03</text:p>
          </table:table-cell>
          <table:table-cell table:formula="of:=[.D5]*8.908" office:value-type="float" office:value="87788.34" calcext:value-type="float">
            <text:p>87788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4.04" calcext:value-type="float">
            <text:p>1.00E+03</text:p>
          </table:table-cell>
          <table:table-cell office:value-type="float" office:value="9753" calcext:value-type="float">
            <text:p>9.75E+03</text:p>
          </table:table-cell>
          <table:table-cell table:formula="of:=[.D6]*8.908" office:value-type="float" office:value="86879.724" calcext:value-type="float">
            <text:p>86879.7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8.1" calcext:value-type="float">
            <text:p>1.01E+03</text:p>
          </table:table-cell>
          <table:table-cell office:value-type="float" office:value="9654" calcext:value-type="float">
            <text:p>9.65E+03</text:p>
          </table:table-cell>
          <table:table-cell table:formula="of:=[.D7]*8.908" office:value-type="float" office:value="85997.832" calcext:value-type="float">
            <text:p>85997.8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float" office:value="1008.1" calcext:value-type="float">
            <text:p>1.01E+03</text:p>
          </table:table-cell>
          <table:table-cell office:value-type="float" office:value="10990" calcext:value-type="float">
            <text:p>1.10E+04</text:p>
          </table:table-cell>
          <table:table-cell table:formula="of:=[.D8]*8.908" office:value-type="float" office:value="97898.92" calcext:value-type="float">
            <text:p>97898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" calcext:value-type="float">
            <text:p>1.50E+03</text:p>
          </table:table-cell>
          <table:table-cell office:value-type="float" office:value="4234" calcext:value-type="float">
            <text:p>4.23E+03</text:p>
          </table:table-cell>
          <table:table-cell table:formula="of:=[.D9]*8.908" office:value-type="float" office:value="37716.472" calcext:value-type="float">
            <text:p>37716.4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" calcext:value-type="float">
            <text:p>2.00E+03</text:p>
          </table:table-cell>
          <table:table-cell office:value-type="float" office:value="2049" calcext:value-type="float">
            <text:p>2.05E+03</text:p>
          </table:table-cell>
          <table:table-cell table:formula="of:=[.D10]*8.908" office:value-type="float" office:value="18252.492" calcext:value-type="float">
            <text:p>18252.4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00" calcext:value-type="float">
            <text:p>3.00E+03</text:p>
          </table:table-cell>
          <table:table-cell office:value-type="float" office:value="709.4" calcext:value-type="float">
            <text:p>7.09E+02</text:p>
          </table:table-cell>
          <table:table-cell table:formula="of:=[.D11]*8.908" office:value-type="float" office:value="6319.3352" calcext:value-type="float">
            <text:p>6319.33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" calcext:value-type="float">
            <text:p>4.00E+03</text:p>
          </table:table-cell>
          <table:table-cell office:value-type="float" office:value="328.2" calcext:value-type="float">
            <text:p>3.28E+02</text:p>
          </table:table-cell>
          <table:table-cell table:formula="of:=[.D12]*8.908" office:value-type="float" office:value="2923.6056" calcext:value-type="float">
            <text:p>2923.60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00" calcext:value-type="float">
            <text:p>5.00E+03</text:p>
          </table:table-cell>
          <table:table-cell office:value-type="float" office:value="179.3" calcext:value-type="float">
            <text:p>1.79E+02</text:p>
          </table:table-cell>
          <table:table-cell table:formula="of:=[.D13]*8.908" office:value-type="float" office:value="1597.2044" calcext:value-type="float">
            <text:p>1597.20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00" calcext:value-type="float">
            <text:p>6.00E+03</text:p>
          </table:table-cell>
          <table:table-cell office:value-type="float" office:value="109" calcext:value-type="float">
            <text:p>1.09E+02</text:p>
          </table:table-cell>
          <table:table-cell table:formula="of:=[.D14]*8.908" office:value-type="float" office:value="970.972" calcext:value-type="float">
            <text:p>970.9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0" calcext:value-type="float">
            <text:p>8.00E+03</text:p>
          </table:table-cell>
          <table:table-cell office:value-type="float" office:value="49.52" calcext:value-type="float">
            <text:p>4.95E+01</text:p>
          </table:table-cell>
          <table:table-cell table:formula="of:=[.D15]*8.908" office:value-type="float" office:value="441.12416" calcext:value-type="float">
            <text:p>441.124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32.8" calcext:value-type="float">
            <text:p>8.33E+03</text:p>
          </table:table-cell>
          <table:table-cell office:value-type="float" office:value="44.28" calcext:value-type="float">
            <text:p>4.43E+01</text:p>
          </table:table-cell>
          <table:table-cell table:formula="of:=[.D16]*8.908" office:value-type="float" office:value="394.44624" calcext:value-type="float">
            <text:p>394.446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8332.8" calcext:value-type="float">
            <text:p>8.33E+03</text:p>
          </table:table-cell>
          <table:table-cell office:value-type="float" office:value="329.4" calcext:value-type="float">
            <text:p>3.29E+02</text:p>
          </table:table-cell>
          <table:table-cell table:formula="of:=[.D17]*8.908" office:value-type="float" office:value="2934.2952" calcext:value-type="float">
            <text:p>2934.29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0" calcext:value-type="float">
            <text:p>1.00E+04</text:p>
          </table:table-cell>
          <table:table-cell office:value-type="float" office:value="209" calcext:value-type="float">
            <text:p>2.09E+02</text:p>
          </table:table-cell>
          <table:table-cell table:formula="of:=[.D18]*8.908" office:value-type="float" office:value="1861.772" calcext:value-type="float">
            <text:p>1861.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0" calcext:value-type="float">
            <text:p>1.50E+04</text:p>
          </table:table-cell>
          <table:table-cell office:value-type="float" office:value="70.81" calcext:value-type="float">
            <text:p>7.08E+01</text:p>
          </table:table-cell>
          <table:table-cell table:formula="of:=[.D19]*8.908" office:value-type="float" office:value="630.77548" calcext:value-type="float">
            <text:p>630.775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0" calcext:value-type="float">
            <text:p>2.00E+04</text:p>
          </table:table-cell>
          <table:table-cell office:value-type="float" office:value="32.2" calcext:value-type="float">
            <text:p>3.22E+01</text:p>
          </table:table-cell>
          <table:table-cell table:formula="of:=[.D20]*8.908" office:value-type="float" office:value="286.8376" calcext:value-type="float">
            <text:p>286.83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000" calcext:value-type="float">
            <text:p>3.00E+04</text:p>
          </table:table-cell>
          <table:table-cell office:value-type="float" office:value="10.34" calcext:value-type="float">
            <text:p>1.03E+01</text:p>
          </table:table-cell>
          <table:table-cell table:formula="of:=[.D21]*8.908" office:value-type="float" office:value="92.10872" calcext:value-type="float">
            <text:p>92.108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0" calcext:value-type="float">
            <text:p>4.00E+04</text:p>
          </table:table-cell>
          <table:table-cell office:value-type="float" office:value="4.6" calcext:value-type="float">
            <text:p>4.60E+00</text:p>
          </table:table-cell>
          <table:table-cell table:formula="of:=[.D22]*8.908" office:value-type="float" office:value="40.9768" calcext:value-type="float">
            <text:p>40.97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000" calcext:value-type="float">
            <text:p>5.00E+04</text:p>
          </table:table-cell>
          <table:table-cell office:value-type="float" office:value="2.474" calcext:value-type="float">
            <text:p>2.47E+00</text:p>
          </table:table-cell>
          <table:table-cell table:formula="of:=[.D23]*8.908" office:value-type="float" office:value="22.038392" calcext:value-type="float">
            <text:p>22.0383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000" calcext:value-type="float">
            <text:p>6.00E+04</text:p>
          </table:table-cell>
          <table:table-cell office:value-type="float" office:value="1.512" calcext:value-type="float">
            <text:p>1.51E+00</text:p>
          </table:table-cell>
          <table:table-cell table:formula="of:=[.D24]*8.908" office:value-type="float" office:value="13.468896" calcext:value-type="float">
            <text:p>13.4688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00" calcext:value-type="float">
            <text:p>8.00E+04</text:p>
          </table:table-cell>
          <table:table-cell office:value-type="float" office:value="0.7306" calcext:value-type="float">
            <text:p>7.31E-01</text:p>
          </table:table-cell>
          <table:table-cell table:formula="of:=[.D25]*8.908" office:value-type="float" office:value="6.5081848" calcext:value-type="float">
            <text:p>6.50818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00" calcext:value-type="float">
            <text:p>1.00E+05</text:p>
          </table:table-cell>
          <table:table-cell office:value-type="float" office:value="0.444" calcext:value-type="float">
            <text:p>4.44E-01</text:p>
          </table:table-cell>
          <table:table-cell table:formula="of:=[.D26]*8.908" office:value-type="float" office:value="3.955152" calcext:value-type="float">
            <text:p>3.955152</text:p>
          </table:table-cell>
          <table:table-cell table:number-columns-repeated="3"/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000" calcext:value-type="float">
            <text:p>1.50E+05</text:p>
          </table:table-cell>
          <table:table-cell office:value-type="float" office:value="0.2208" calcext:value-type="float">
            <text:p>2.21E-01</text:p>
          </table:table-cell>
          <table:table-cell table:formula="of:=[.D27]*8.908" office:value-type="float" office:value="1.9668864" calcext:value-type="float">
            <text:p>1.9668864</text:p>
          </table:table-cell>
          <table:table-cell table:number-columns-repeated="2"/>
          <table:table-cell office:value-type="string" calcext:value-type="string">
            <text:p>eV</text:p>
          </table:table-cell>
          <table:table-cell office:value-type="float" office:value="8046" calcext:value-type="float">
            <text:p>8046</text:p>
          </table:table-cell>
          <table:table-cell office:value-type="float" office:value="8904" calcext:value-type="float">
            <text:p>89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000" calcext:value-type="float">
            <text:p>2.00E+05</text:p>
          </table:table-cell>
          <table:table-cell office:value-type="float" office:value="0.1582" calcext:value-type="float">
            <text:p>1.58E-01</text:p>
          </table:table-cell>
          <table:table-cell table:formula="of:=[.D28]*8.908" office:value-type="float" office:value="1.4092456" calcext:value-type="float">
            <text:p>1.4092456</text:p>
          </table:table-cell>
          <table:table-cell table:number-columns-repeated="2"/>
          <table:table-cell office:value-type="string" calcext:value-type="string">
            <text:p>μ (cm)</text:p>
          </table:table-cell>
          <table:table-cell table:formula="of:=49.2*8.906" office:value-type="float" office:value="438.1752" calcext:value-type="float">
            <text:p>438.1752</text:p>
          </table:table-cell>
          <table:table-cell table:formula="of:=286*8.906" office:value-type="float" office:value="2547.116" calcext:value-type="float">
            <text:p>2547.1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000" calcext:value-type="float">
            <text:p>3.00E+05</text:p>
          </table:table-cell>
          <table:table-cell office:value-type="float" office:value="0.1154" calcext:value-type="float">
            <text:p>1.15E-01</text:p>
          </table:table-cell>
          <table:table-cell table:formula="of:=[.D29]*8.908" office:value-type="float" office:value="1.0279832" calcext:value-type="float">
            <text:p>1.02798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00" calcext:value-type="float">
            <text:p>4.00E+05</text:p>
          </table:table-cell>
          <table:table-cell office:value-type="float" office:value="0.09765" calcext:value-type="float">
            <text:p>9.77E-02</text:p>
          </table:table-cell>
          <table:table-cell table:formula="of:=[.D30]*8.908" office:value-type="float" office:value="0.8698662" calcext:value-type="float">
            <text:p>0.8698662</text:p>
          </table:table-cell>
          <table:table-cell table:number-columns-repeated="2"/>
          <table:table-cell office:value-type="string" calcext:value-type="string">
            <text:p>x (cm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0000" calcext:value-type="float">
            <text:p>5.00E+05</text:p>
          </table:table-cell>
          <table:table-cell office:value-type="float" office:value="0.08698" calcext:value-type="float">
            <text:p>8.70E-02</text:p>
          </table:table-cell>
          <table:table-cell table:formula="of:=[.D31]*8.908" office:value-type="float" office:value="0.77481784" calcext:value-type="float">
            <text:p>0.774817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EXP(-[.H31]*[.$I$28])" office:value-type="float" office:value="1" calcext:value-type="float">
            <text:p>1</text:p>
          </table:table-cell>
          <table:table-cell table:formula="of:=EXP(-[.H31]*[.$J$28])" office:value-type="float" office:value="1" calcext:value-type="float">
            <text:p>1</text:p>
          </table:table-cell>
          <table:table-cell/>
          <table:table-cell table:formula="of:=[.I31]/[.J3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0000" calcext:value-type="float">
            <text:p>6.00E+05</text:p>
          </table:table-cell>
          <table:table-cell office:value-type="float" office:value="0.07944" calcext:value-type="float">
            <text:p>7.94E-02</text:p>
          </table:table-cell>
          <table:table-cell table:formula="of:=[.D32]*8.908" office:value-type="float" office:value="0.70765152" calcext:value-type="float">
            <text:p>0.70765152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formula="of:=EXP(-[.H32]*[.$I$28])" office:value-type="float" office:value="0.957128598364957" calcext:value-type="float">
            <text:p>0.957128598364957</text:p>
          </table:table-cell>
          <table:table-cell table:formula="of:=EXP(-[.H32]*[.$J$28])" office:value-type="float" office:value="0.775140016108861" calcext:value-type="float">
            <text:p>0.775140016108861</text:p>
          </table:table-cell>
          <table:table-cell/>
          <table:table-cell table:formula="of:=[.I32]/[.J32]" office:value-type="float" office:value="1.23478156007177" calcext:value-type="float">
            <text:p>1.23478156007177</text:p>
          </table:table-cell>
        </table:table-row>
        <table:table-row table:style-name="ro1">
          <table:table-cell table:number-columns-repeated="2"/>
          <table:table-cell office:value-type="float" office:value="800000" calcext:value-type="float">
            <text:p>8.00E+05</text:p>
          </table:table-cell>
          <table:table-cell office:value-type="float" office:value="0.06891" calcext:value-type="float">
            <text:p>6.89E-02</text:p>
          </table:table-cell>
          <table:table-cell table:formula="of:=[.D33]*8.908" office:value-type="float" office:value="0.61385028" calcext:value-type="float">
            <text:p>0.61385028</text:p>
          </table:table-cell>
          <table:table-cell table:number-columns-repeated="2"/>
          <table:table-cell office:value-type="float" office:value="0.0002" calcext:value-type="float">
            <text:p>0.0002</text:p>
          </table:table-cell>
          <table:table-cell table:formula="of:=EXP(-[.H33]*[.$I$28])" office:value-type="float" office:value="0.916095153808067" calcext:value-type="float">
            <text:p>0.916095153808067</text:p>
          </table:table-cell>
          <table:table-cell table:formula="of:=EXP(-[.H33]*[.$J$28])" office:value-type="float" office:value="0.600842044573245" calcext:value-type="float">
            <text:p>0.600842044573245</text:p>
          </table:table-cell>
          <table:table-cell/>
          <table:table-cell table:formula="of:=[.I33]/[.J33]" office:value-type="float" office:value="1.52468550109328" calcext:value-type="float">
            <text:p>1.52468550109328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.00E+06</text:p>
          </table:table-cell>
          <table:table-cell office:value-type="float" office:value="0.0616" calcext:value-type="float">
            <text:p>6.16E-02</text:p>
          </table:table-cell>
          <table:table-cell table:formula="of:=[.D34]*8.908" office:value-type="float" office:value="0.5487328" calcext:value-type="float">
            <text:p>0.5487328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table:formula="of:=EXP(-[.H34]*[.$I$28])" office:value-type="float" office:value="0.876820870533244" calcext:value-type="float">
            <text:p>0.876820870533244</text:p>
          </table:table-cell>
          <table:table-cell table:formula="of:=EXP(-[.H34]*[.$J$28])" office:value-type="float" office:value="0.465736712109386" calcext:value-type="float">
            <text:p>0.465736712109386</text:p>
          </table:table-cell>
          <table:table-cell/>
          <table:table-cell table:formula="of:=[.I34]/[.J34]" office:value-type="float" office:value="1.88265354165877" calcext:value-type="float">
            <text:p>1.88265354165877</text:p>
          </table:table-cell>
        </table:table-row>
        <table:table-row table:style-name="ro1">
          <table:table-cell table:number-columns-repeated="2"/>
          <table:table-cell office:value-type="float" office:value="1250000" calcext:value-type="float">
            <text:p>1.25E+06</text:p>
          </table:table-cell>
          <table:table-cell office:value-type="float" office:value="0.05494" calcext:value-type="float">
            <text:p>5.49E-02</text:p>
          </table:table-cell>
          <table:table-cell table:formula="of:=[.D35]*8.908" office:value-type="float" office:value="0.48940552" calcext:value-type="float">
            <text:p>0.48940552</text:p>
          </table:table-cell>
          <table:table-cell table:number-columns-repeated="2"/>
          <table:table-cell office:value-type="float" office:value="0.0004" calcext:value-type="float">
            <text:p>0.0004</text:p>
          </table:table-cell>
          <table:table-cell table:formula="of:=EXP(-[.H35]*[.$I$28])" office:value-type="float" office:value="0.839230330830625" calcext:value-type="float">
            <text:p>0.839230330830625</text:p>
          </table:table-cell>
          <table:table-cell table:formula="of:=EXP(-[.H35]*[.$J$28])" office:value-type="float" office:value="0.361011162526957" calcext:value-type="float">
            <text:p>0.361011162526957</text:p>
          </table:table-cell>
          <table:table-cell/>
          <table:table-cell table:formula="of:=[.I35]/[.J35]" office:value-type="float" office:value="2.32466587724406" calcext:value-type="float">
            <text:p>2.32466587724406</text:p>
          </table:table-cell>
        </table:table-row>
        <table:table-row table:style-name="ro1">
          <table:table-cell table:number-columns-repeated="2"/>
          <table:table-cell office:value-type="float" office:value="1500000" calcext:value-type="float">
            <text:p>1.50E+06</text:p>
          </table:table-cell>
          <table:table-cell office:value-type="float" office:value="0.05015" calcext:value-type="float">
            <text:p>5.02E-02</text:p>
          </table:table-cell>
          <table:table-cell table:formula="of:=[.D36]*8.908" office:value-type="float" office:value="0.4467362" calcext:value-type="float">
            <text:p>0.4467362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table:formula="of:=EXP(-[.H36]*[.$I$28])" office:value-type="float" office:value="0.803251350253275" calcext:value-type="float">
            <text:p>0.803251350253275</text:p>
          </table:table-cell>
          <table:table-cell table:formula="of:=EXP(-[.H36]*[.$J$28])" office:value-type="float" office:value="0.279834198336624" calcext:value-type="float">
            <text:p>0.279834198336624</text:p>
          </table:table-cell>
          <table:table-cell/>
          <table:table-cell table:formula="of:=[.I36]/[.J36]" office:value-type="float" office:value="2.87045455854903" calcext:value-type="float">
            <text:p>2.87045455854903</text:p>
          </table:table-cell>
        </table:table-row>
        <table:table-row table:style-name="ro1">
          <table:table-cell table:number-columns-repeated="2"/>
          <table:table-cell office:value-type="float" office:value="2000000" calcext:value-type="float">
            <text:p>2.00E+06</text:p>
          </table:table-cell>
          <table:table-cell office:value-type="float" office:value="0.04387" calcext:value-type="float">
            <text:p>4.39E-02</text:p>
          </table:table-cell>
          <table:table-cell table:formula="of:=[.D37]*8.908" office:value-type="float" office:value="0.39079396" calcext:value-type="float">
            <text:p>0.39079396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table:formula="of:=EXP(-[.H37]*[.$I$28])" office:value-type="float" office:value="0.768814839002676" calcext:value-type="float">
            <text:p>0.768814839002676</text:p>
          </table:table-cell>
          <table:table-cell table:formula="of:=EXP(-[.H37]*[.$J$28])" office:value-type="float" office:value="0.216910685006461" calcext:value-type="float">
            <text:p>0.216910685006461</text:p>
          </table:table-cell>
          <table:table-cell/>
          <table:table-cell table:formula="of:=[.I37]/[.J37]" office:value-type="float" office:value="3.5443843579203" calcext:value-type="float">
            <text:p>3.5443843579203</text:p>
          </table:table-cell>
        </table:table-row>
        <table:table-row table:style-name="ro1">
          <table:table-cell table:number-columns-repeated="2"/>
          <table:table-cell office:value-type="float" office:value="3000000" calcext:value-type="float">
            <text:p>3.00E+06</text:p>
          </table:table-cell>
          <table:table-cell office:value-type="float" office:value="0.03745" calcext:value-type="float">
            <text:p>3.75E-02</text:p>
          </table:table-cell>
          <table:table-cell table:formula="of:=[.D38]*8.908" office:value-type="float" office:value="0.3336046" calcext:value-type="float">
            <text:p>0.3336046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table:formula="of:=EXP(-[.H38]*[.$I$28])" office:value-type="float" office:value="0.735854669256811" calcext:value-type="float">
            <text:p>0.735854669256811</text:p>
          </table:table-cell>
          <table:table-cell table:formula="of:=EXP(-[.H38]*[.$J$28])" office:value-type="float" office:value="0.168136151870092" calcext:value-type="float">
            <text:p>0.168136151870092</text:p>
          </table:table-cell>
          <table:table-cell/>
          <table:table-cell table:formula="of:=[.I38]/[.J38]" office:value-type="float" office:value="4.37654044696681" calcext:value-type="float">
            <text:p>4.37654044696681</text:p>
          </table:table-cell>
        </table:table-row>
        <table:table-row table:style-name="ro1">
          <table:table-cell table:number-columns-repeated="2"/>
          <table:table-cell office:value-type="float" office:value="4000000" calcext:value-type="float">
            <text:p>4.00E+06</text:p>
          </table:table-cell>
          <table:table-cell office:value-type="float" office:value="0.03444" calcext:value-type="float">
            <text:p>3.44E-02</text:p>
          </table:table-cell>
          <table:table-cell table:formula="of:=[.D39]*8.908" office:value-type="float" office:value="0.30679152" calcext:value-type="float">
            <text:p>0.30679152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table:formula="of:=EXP(-[.H39]*[.$I$28])" office:value-type="float" office:value="0.704307548186081" calcext:value-type="float">
            <text:p>0.704307548186081</text:p>
          </table:table-cell>
          <table:table-cell table:formula="of:=EXP(-[.H39]*[.$J$28])" office:value-type="float" office:value="0.130329059469065" calcext:value-type="float">
            <text:p>0.130329059469065</text:p>
          </table:table-cell>
          <table:table-cell/>
          <table:table-cell table:formula="of:=[.I39]/[.J39]" office:value-type="float" office:value="5.40407144082289" calcext:value-type="float">
            <text:p>5.40407144082289</text:p>
          </table:table-cell>
        </table:table-row>
        <table:table-row table:style-name="ro1">
          <table:table-cell table:number-columns-repeated="2"/>
          <table:table-cell office:value-type="float" office:value="5000000" calcext:value-type="float">
            <text:p>5.00E+06</text:p>
          </table:table-cell>
          <table:table-cell office:value-type="float" office:value="0.03289" calcext:value-type="float">
            <text:p>3.29E-02</text:p>
          </table:table-cell>
          <table:table-cell table:formula="of:=[.D40]*8.908" office:value-type="float" office:value="0.29298412" calcext:value-type="float">
            <text:p>0.29298412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table:formula="of:=EXP(-[.H40]*[.$I$28])" office:value-type="float" office:value="0.674112896413203" calcext:value-type="float">
            <text:p>0.674112896413203</text:p>
          </table:table-cell>
          <table:table-cell table:formula="of:=EXP(-[.H40]*[.$J$28])" office:value-type="float" office:value="0.101023269256304" calcext:value-type="float">
            <text:p>0.101023269256304</text:p>
          </table:table-cell>
          <table:table-cell/>
          <table:table-cell table:formula="of:=[.I40]/[.J40]" office:value-type="float" office:value="6.67284776443859" calcext:value-type="float">
            <text:p>6.67284776443859</text:p>
          </table:table-cell>
        </table:table-row>
        <table:table-row table:style-name="ro1">
          <table:table-cell table:number-columns-repeated="2"/>
          <table:table-cell office:value-type="float" office:value="6000000" calcext:value-type="float">
            <text:p>6.00E+06</text:p>
          </table:table-cell>
          <table:table-cell office:value-type="float" office:value="0.0321" calcext:value-type="float">
            <text:p>3.21E-02</text:p>
          </table:table-cell>
          <table:table-cell table:formula="of:=[.D41]*8.908" office:value-type="float" office:value="0.2859468" calcext:value-type="float">
            <text:p>0.285946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formula="of:=EXP(-[.H41]*[.$I$28])" office:value-type="float" office:value="0.64521273168371" calcext:value-type="float">
            <text:p>0.64521273168371</text:p>
          </table:table-cell>
          <table:table-cell table:formula="of:=EXP(-[.H41]*[.$J$28])" office:value-type="float" office:value="0.0783071785587009" calcext:value-type="float">
            <text:p>0.0783071785587009</text:p>
          </table:table-cell>
          <table:table-cell/>
          <table:table-cell table:formula="of:=[.I41]/[.J41]" office:value-type="float" office:value="8.23950937269491" calcext:value-type="float">
            <text:p>8.23950937269491</text:p>
          </table:table-cell>
        </table:table-row>
        <table:table-row table:style-name="ro1">
          <table:table-cell table:number-columns-repeated="2"/>
          <table:table-cell office:value-type="float" office:value="8000000" calcext:value-type="float">
            <text:p>8.00E+06</text:p>
          </table:table-cell>
          <table:table-cell office:value-type="float" office:value="0.03164" calcext:value-type="float">
            <text:p>3.16E-02</text:p>
          </table:table-cell>
          <table:table-cell table:formula="of:=[.D42]*8.908" office:value-type="float" office:value="0.28184912" calcext:value-type="float">
            <text:p>0.28184912</text:p>
          </table:table-cell>
          <table:table-cell table:number-columns-repeated="2"/>
          <table:table-cell office:value-type="float" office:value="0.0011" calcext:value-type="float">
            <text:p>0.0011</text:p>
          </table:table-cell>
          <table:table-cell table:formula="of:=EXP(-[.H42]*[.$I$28])" office:value-type="float" office:value="0.617551557523654" calcext:value-type="float">
            <text:p>0.617551557523654</text:p>
          </table:table-cell>
          <table:table-cell table:formula="of:=EXP(-[.H42]*[.$J$28])" office:value-type="float" office:value="0.0606990276494308" calcext:value-type="float">
            <text:p>0.0606990276494308</text:p>
          </table:table-cell>
          <table:table-cell/>
          <table:table-cell table:formula="of:=[.I42]/[.J42]" office:value-type="float" office:value="10.1739942374422" calcext:value-type="float">
            <text:p>10.1739942374422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.00E+07</text:p>
          </table:table-cell>
          <table:table-cell office:value-type="float" office:value="0.03185" calcext:value-type="float">
            <text:p>3.19E-02</text:p>
          </table:table-cell>
          <table:table-cell table:formula="of:=[.D43]*8.908" office:value-type="float" office:value="0.2837198" calcext:value-type="float">
            <text:p>0.2837198</text:p>
          </table:table-cell>
          <table:table-cell table:number-columns-repeated="2"/>
          <table:table-cell office:value-type="float" office:value="0.0012" calcext:value-type="float">
            <text:p>0.0012</text:p>
          </table:table-cell>
          <table:table-cell table:formula="of:=EXP(-[.H43]*[.$I$28])" office:value-type="float" office:value="0.591076256670711" calcext:value-type="float">
            <text:p>0.591076256670711</text:p>
          </table:table-cell>
          <table:table-cell table:formula="of:=EXP(-[.H43]*[.$J$28])" office:value-type="float" office:value="0.047050245269972" calcext:value-type="float">
            <text:p>0.047050245269972</text:p>
          </table:table-cell>
          <table:table-cell/>
          <table:table-cell table:formula="of:=[.I43]/[.J43]" office:value-type="float" office:value="12.5626604766701" calcext:value-type="float">
            <text:p>12.5626604766701</text:p>
          </table:table-cell>
        </table:table-row>
        <table:table-row table:style-name="ro1">
          <table:table-cell table:number-columns-repeated="2"/>
          <table:table-cell office:value-type="float" office:value="15000000" calcext:value-type="float">
            <text:p>1.50E+07</text:p>
          </table:table-cell>
          <table:table-cell office:value-type="float" office:value="0.0332" calcext:value-type="float">
            <text:p>3.32E-02</text:p>
          </table:table-cell>
          <table:table-cell table:formula="of:=[.D44]*8.908" office:value-type="float" office:value="0.2957456" calcext:value-type="float">
            <text:p>0.2957456</text:p>
          </table:table-cell>
          <table:table-cell table:number-columns-repeated="2"/>
          <table:table-cell office:value-type="float" office:value="0.0013" calcext:value-type="float">
            <text:p>0.0013</text:p>
          </table:table-cell>
          <table:table-cell table:formula="of:=EXP(-[.H44]*[.$I$28])" office:value-type="float" office:value="0.565735989074043" calcext:value-type="float">
            <text:p>0.565735989074043</text:p>
          </table:table-cell>
          <table:table-cell table:formula="of:=EXP(-[.H44]*[.$J$28])" office:value-type="float" office:value="0.0364705278764919" calcext:value-type="float">
            <text:p>0.0364705278764919</text:p>
          </table:table-cell>
          <table:table-cell/>
          <table:table-cell table:formula="of:=[.I44]/[.J44]" office:value-type="float" office:value="15.5121415020347" calcext:value-type="float">
            <text:p>15.5121415020347</text:p>
          </table:table-cell>
        </table:table-row>
        <table:table-row table:style-name="ro1">
          <table:table-cell table:number-columns-repeated="2"/>
          <table:table-cell office:value-type="float" office:value="20000000" calcext:value-type="float">
            <text:p>2.00E+07</text:p>
          </table:table-cell>
          <table:table-cell office:value-type="float" office:value="0.03476" calcext:value-type="float">
            <text:p>3.48E-02</text:p>
          </table:table-cell>
          <table:table-cell table:formula="of:=[.D45]*8.908" office:value-type="float" office:value="0.30964208" calcext:value-type="float">
            <text:p>0.30964208</text:p>
          </table:table-cell>
          <table:table-cell table:number-columns-repeated="2"/>
          <table:table-cell office:value-type="float" office:value="0.0014" calcext:value-type="float">
            <text:p>0.0014</text:p>
          </table:table-cell>
          <table:table-cell table:formula="of:=EXP(-[.H45]*[.$I$28])" office:value-type="float" office:value="0.541482094267051" calcext:value-type="float">
            <text:p>0.541482094267051</text:p>
          </table:table-cell>
          <table:table-cell table:formula="of:=EXP(-[.H45]*[.$J$28])" office:value-type="float" office:value="0.0282697655656826" calcext:value-type="float">
            <text:p>0.0282697655656826</text:p>
          </table:table-cell>
          <table:table-cell/>
          <table:table-cell table:formula="of:=[.I45]/[.J45]" office:value-type="float" office:value="19.1541062839364" calcext:value-type="float">
            <text:p>19.154106283936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5" calcext:value-type="float">
            <text:p>0.0015</text:p>
          </table:table-cell>
          <table:table-cell table:formula="of:=EXP(-[.H46]*[.$I$28])" office:value-type="float" office:value="0.518267997925544" calcext:value-type="float">
            <text:p>0.518267997925544</text:p>
          </table:table-cell>
          <table:table-cell table:formula="of:=EXP(-[.H46]*[.$J$28])" office:value-type="float" office:value="0.0219130265359769" calcext:value-type="float">
            <text:p>0.0219130265359769</text:p>
          </table:table-cell>
          <table:table-cell/>
          <table:table-cell table:formula="of:=[.I46]/[.J46]" office:value-type="float" office:value="23.6511372390596" calcext:value-type="float">
            <text:p>23.651137239059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6" calcext:value-type="float">
            <text:p>0.0016</text:p>
          </table:table-cell>
          <table:table-cell table:formula="of:=EXP(-[.H47]*[.$I$28])" office:value-type="float" office:value="0.496049122431888" calcext:value-type="float">
            <text:p>0.496049122431888</text:p>
          </table:table-cell>
          <table:table-cell table:formula="of:=EXP(-[.H47]*[.$J$28])" office:value-type="float" office:value="0.016985663742091" calcext:value-type="float">
            <text:p>0.016985663742091</text:p>
          </table:table-cell>
          <table:table-cell/>
          <table:table-cell table:formula="of:=[.I47]/[.J47]" office:value-type="float" office:value="29.2039881375175" calcext:value-type="float">
            <text:p>29.2039881375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7" calcext:value-type="float">
            <text:p>0.0017</text:p>
          </table:table-cell>
          <table:table-cell table:formula="of:=EXP(-[.H48]*[.$I$28])" office:value-type="float" office:value="0.4747828012734" calcext:value-type="float">
            <text:p>0.4747828012734</text:p>
          </table:table-cell>
          <table:table-cell table:formula="of:=EXP(-[.H48]*[.$J$28])" office:value-type="float" office:value="0.0131662676666641" calcext:value-type="float">
            <text:p>0.0131662676666641</text:p>
          </table:table-cell>
          <table:table-cell/>
          <table:table-cell table:formula="of:=[.I48]/[.J48]" office:value-type="float" office:value="36.0605460327614" calcext:value-type="float">
            <text:p>36.060546032761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8" calcext:value-type="float">
            <text:p>0.0018</text:p>
          </table:table-cell>
          <table:table-cell table:formula="of:=EXP(-[.H49]*[.$I$28])" office:value-type="float" office:value="0.454428197110597" calcext:value-type="float">
            <text:p>0.454428197110597</text:p>
          </table:table-cell>
          <table:table-cell table:formula="of:=EXP(-[.H49]*[.$J$28])" office:value-type="float" office:value="0.0102057009312316" calcext:value-type="float">
            <text:p>0.0102057009312316</text:p>
          </table:table-cell>
          <table:table-cell/>
          <table:table-cell table:formula="of:=[.I49]/[.J49]" office:value-type="float" office:value="44.526897287373" calcext:value-type="float">
            <text:p>44.52689728737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9" calcext:value-type="float">
            <text:p>0.0019</text:p>
          </table:table-cell>
          <table:table-cell table:formula="of:=EXP(-[.H50]*[.$I$28])" office:value-type="float" office:value="0.43494622335798" calcext:value-type="float">
            <text:p>0.43494622335798</text:p>
          </table:table-cell>
          <table:table-cell table:formula="of:=EXP(-[.H50]*[.$J$28])" office:value-type="float" office:value="0.00791084718423709" calcext:value-type="float">
            <text:p>0.00791084718423709</text:p>
          </table:table-cell>
          <table:table-cell/>
          <table:table-cell table:formula="of:=[.I50]/[.J50]" office:value-type="float" office:value="54.980991697658" calcext:value-type="float">
            <text:p>54.98099169765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2" calcext:value-type="float">
            <text:p>0.002</text:p>
          </table:table-cell>
          <table:table-cell table:formula="of:=EXP(-[.H51]*[.$I$28])" office:value-type="float" office:value="0.416299469126755" calcext:value-type="float">
            <text:p>0.416299469126755</text:p>
          </table:table-cell>
          <table:table-cell table:formula="of:=EXP(-[.H51]*[.$J$28])" office:value-type="float" office:value="0.00613201421382427" calcext:value-type="float">
            <text:p>0.00613201421382427</text:p>
          </table:table-cell>
          <table:table-cell/>
          <table:table-cell table:formula="of:=[.I51]/[.J51]" office:value-type="float" office:value="67.8895147027272" calcext:value-type="float">
            <text:p>67.8895147027272</text:p>
          </table:table-cell>
        </table:table-row>
      </table:table>
      <table:table table:name="Silicon" table:style-name="ta1">
        <table:shapes>
          <draw:frame draw:z-index="0" draw:style-name="gr1" draw:text-style-name="P1" svg:width="15.999cm" svg:height="8.999cm" svg:x="20.668cm" svg:y="0.975cm">
            <draw:object draw:notify-on-update-of-ranges="Silicon.D5:Silicon.D42 Silicon.G5:Silicon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11"/>
        <table:table-row table:style-name="ro1">
          <table:table-cell/>
          <table:table-cell table:style-name="Default" table:number-columns-repeated="5"/>
          <table:table-cell office:value-type="string" calcext:value-type="string">
            <text:p>ρ (g/cm3)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5"/>
          <table:table-cell office:value-type="float" office:value="2.329" calcext:value-type="float">
            <text:p>2.329</text:p>
          </table:table-cell>
          <table:table-cell table:style-name="Default"/>
        </table:table-row>
        <table:table-row table:style-name="ro1">
          <table:table-cell table:number-columns-repeated="2"/>
          <table:table-cell table:number-columns-repeated="2" table:style-name="Default" office:value-type="string" calcext:value-type="string">
            <text:p>Energy</text:p>
          </table:table-cell>
          <table:table-cell table:style-name="Default" office:value-type="string" calcext:value-type="string">
            <text:p>μ/ρ</text:p>
          </table:table-cell>
          <table:table-cell table:style-name="Default" office:value-type="string" calcext:value-type="string">
            <text:p>μen/ρ</text:p>
          </table:table-cell>
          <table:table-cell office:value-type="string" calcext:value-type="string">
            <text:p>μ/ρ</text:p>
          </table:table-cell>
          <table:table-cell table:style-name="Default" office:value-type="string" calcext:value-type="string">
            <text:p>1/μ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 (MeV)</text:p>
          </table:table-cell>
          <table:table-cell table:style-name="Default" office:value-type="string" calcext:value-type="string">
            <text:p> (eV)</text:p>
          </table:table-cell>
          <table:table-cell table:number-columns-repeated="2" table:style-name="Default" office:value-type="string" calcext:value-type="string">
            <text:p>(cm2/g)</text:p>
          </table:table-cell>
          <table:table-cell office:value-type="string" calcext:value-type="string">
            <text:p>(1/cm)</text:p>
          </table:table-cell>
          <table:table-cell table:style-name="Default" office:value-type="string" calcext:value-type="string">
            <text:p>(um)</text:p>
          </table:table-cell>
        </table:table-row>
        <table:table-row table:style-name="ro1">
          <table:table-cell table:number-columns-repeated="2"/>
          <table:table-cell office:value-type="float" office:value="0.001" calcext:value-type="float">
            <text:p>1.00E-03</text:p>
          </table:table-cell>
          <table:table-cell table:formula="of:=[.C5]*1000000" office:value-type="float" office:value="1000" calcext:value-type="float">
            <text:p>1000</text:p>
          </table:table-cell>
          <table:table-cell office:value-type="float" office:value="1570" calcext:value-type="float">
            <text:p>1.57E+03</text:p>
          </table:table-cell>
          <table:table-cell office:value-type="float" office:value="1567" calcext:value-type="float">
            <text:p>1.57E+03</text:p>
          </table:table-cell>
          <table:table-cell table:formula="of:=[.E5]*[.$G$2]" office:value-type="float" office:value="3656.53" calcext:value-type="float">
            <text:p>3656.53</text:p>
          </table:table-cell>
          <table:table-cell table:formula="of:=1/[.G5]*10000" office:value-type="float" office:value="2.73483329823631" calcext:value-type="float">
            <text:p>2.7</text:p>
          </table:table-cell>
        </table:table-row>
        <table:table-row table:style-name="ro1">
          <table:table-cell table:number-columns-repeated="2"/>
          <table:table-cell office:value-type="float" office:value="0.0015" calcext:value-type="float">
            <text:p>1.50E-03</text:p>
          </table:table-cell>
          <table:table-cell table:formula="of:=[.C6]*1000000" office:value-type="float" office:value="1500" calcext:value-type="float">
            <text:p>1500</text:p>
          </table:table-cell>
          <table:table-cell office:value-type="float" office:value="535.5" calcext:value-type="float">
            <text:p>5.36E+02</text:p>
          </table:table-cell>
          <table:table-cell office:value-type="float" office:value="533.1" calcext:value-type="float">
            <text:p>5.33E+02</text:p>
          </table:table-cell>
          <table:table-cell table:formula="of:=[.E6]*[.$G$2]" office:value-type="float" office:value="1247.1795" calcext:value-type="float">
            <text:p>1247.1795</text:p>
          </table:table-cell>
          <table:table-cell table:formula="of:=1/[.G6]*10000" office:value-type="float" office:value="8.01809202284034" calcext:value-type="float">
            <text:p>8.0</text:p>
          </table:table-cell>
        </table:table-row>
        <table:table-row table:style-name="ro1">
          <table:table-cell table:number-columns-repeated="2"/>
          <table:table-cell office:value-type="float" office:value="0.0018389" calcext:value-type="float">
            <text:p>1.84E-03</text:p>
          </table:table-cell>
          <table:table-cell table:formula="of:=[.C7]*1000000" office:value-type="float" office:value="1838.9" calcext:value-type="float">
            <text:p>1838.9</text:p>
          </table:table-cell>
          <table:table-cell office:value-type="float" office:value="309.2" calcext:value-type="float">
            <text:p>3.09E+02</text:p>
          </table:table-cell>
          <table:table-cell office:value-type="float" office:value="307" calcext:value-type="float">
            <text:p>3.07E+02</text:p>
          </table:table-cell>
          <table:table-cell table:formula="of:=[.E7]*[.$G$2]" office:value-type="float" office:value="720.1268" calcext:value-type="float">
            <text:p>720.1268</text:p>
          </table:table-cell>
          <table:table-cell table:formula="of:=1/[.G7]*10000" office:value-type="float" office:value="13.8864433319243" calcext:value-type="float">
            <text:p>13.9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0.0018389" calcext:value-type="float">
            <text:p>1.84E-03</text:p>
          </table:table-cell>
          <table:table-cell table:formula="of:=[.C8]*1000000" office:value-type="float" office:value="1838.9" calcext:value-type="float">
            <text:p>1838.9</text:p>
          </table:table-cell>
          <table:table-cell office:value-type="float" office:value="3192" calcext:value-type="float">
            <text:p>3.19E+03</text:p>
          </table:table-cell>
          <table:table-cell office:value-type="float" office:value="3059" calcext:value-type="float">
            <text:p>3.06E+03</text:p>
          </table:table-cell>
          <table:table-cell table:formula="of:=[.E8]*[.$G$2]" office:value-type="float" office:value="7434.168" calcext:value-type="float">
            <text:p>7434.168</text:p>
          </table:table-cell>
          <table:table-cell table:formula="of:=1/[.G8]*10000" office:value-type="float" office:value="1.34514043804229" calcext:value-type="float">
            <text:p>1.3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2.00E-03</text:p>
          </table:table-cell>
          <table:table-cell table:formula="of:=[.C9]*1000000" office:value-type="float" office:value="2000" calcext:value-type="float">
            <text:p>2000</text:p>
          </table:table-cell>
          <table:table-cell office:value-type="float" office:value="2777" calcext:value-type="float">
            <text:p>2.78E+03</text:p>
          </table:table-cell>
          <table:table-cell office:value-type="float" office:value="2669" calcext:value-type="float">
            <text:p>2.67E+03</text:p>
          </table:table-cell>
          <table:table-cell table:formula="of:=[.E9]*[.$G$2]" office:value-type="float" office:value="6467.633" calcext:value-type="float">
            <text:p>6467.633</text:p>
          </table:table-cell>
          <table:table-cell table:formula="of:=1/[.G9]*10000" office:value-type="float" office:value="1.54616070516061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float" office:value="0.003" calcext:value-type="float">
            <text:p>3.00E-03</text:p>
          </table:table-cell>
          <table:table-cell table:style-name="ce8" table:formula="of:=[.C10]*1000000" office:value-type="float" office:value="3000" calcext:value-type="float">
            <text:p>3000</text:p>
          </table:table-cell>
          <table:table-cell table:style-name="ce9" office:value-type="float" office:value="978.4" calcext:value-type="float">
            <text:p>9.78E+02</text:p>
          </table:table-cell>
          <table:table-cell table:style-name="ce9" office:value-type="float" office:value="951.6" calcext:value-type="float">
            <text:p>9.52E+02</text:p>
          </table:table-cell>
          <table:table-cell table:style-name="ce10" table:formula="of:=[.E10]*[.$G$2]" office:value-type="float" office:value="2278.6936" calcext:value-type="float">
            <text:p>2278.6936</text:p>
          </table:table-cell>
          <table:table-cell table:formula="of:=1/[.G10]*10000" office:value-type="float" office:value="4.38847943400552" calcext:value-type="float">
            <text:p>4.4</text:p>
          </table:table-cell>
        </table:table-row>
        <table:table-row table:style-name="ro1">
          <table:table-cell table:number-columns-repeated="2"/>
          <table:table-cell office:value-type="float" office:value="0.004" calcext:value-type="float">
            <text:p>4.00E-03</text:p>
          </table:table-cell>
          <table:table-cell table:formula="of:=[.C11]*1000000" office:value-type="float" office:value="4000" calcext:value-type="float">
            <text:p>4000</text:p>
          </table:table-cell>
          <table:table-cell office:value-type="float" office:value="452.9" calcext:value-type="float">
            <text:p>4.53E+02</text:p>
          </table:table-cell>
          <table:table-cell office:value-type="float" office:value="442.7" calcext:value-type="float">
            <text:p>4.43E+02</text:p>
          </table:table-cell>
          <table:table-cell table:formula="of:=[.E11]*[.$G$2]" office:value-type="float" office:value="1054.8041" calcext:value-type="float">
            <text:p>1054.8041</text:p>
          </table:table-cell>
          <table:table-cell table:formula="of:=1/[.G11]*10000" office:value-type="float" office:value="9.48043338094723" calcext:value-type="float">
            <text:p>9.5</text:p>
          </table:table-cell>
        </table:table-row>
        <table:table-row table:style-name="ro1">
          <table:table-cell table:number-columns-repeated="2"/>
          <table:table-cell office:value-type="float" office:value="0.005" calcext:value-type="float">
            <text:p>5.00E-03</text:p>
          </table:table-cell>
          <table:table-cell table:formula="of:=[.C12]*1000000" office:value-type="float" office:value="5000" calcext:value-type="float">
            <text:p>5000</text:p>
          </table:table-cell>
          <table:table-cell office:value-type="float" office:value="245" calcext:value-type="float">
            <text:p>2.45E+02</text:p>
          </table:table-cell>
          <table:table-cell office:value-type="float" office:value="240" calcext:value-type="float">
            <text:p>2.40E+02</text:p>
          </table:table-cell>
          <table:table-cell table:formula="of:=[.E12]*[.$G$2]" office:value-type="float" office:value="570.605" calcext:value-type="float">
            <text:p>570.605</text:p>
          </table:table-cell>
          <table:table-cell table:formula="of:=1/[.G12]*10000" office:value-type="float" office:value="17.5252582784939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float" office:value="0.006" calcext:value-type="float">
            <text:p>6.00E-03</text:p>
          </table:table-cell>
          <table:table-cell table:formula="of:=[.C13]*1000000" office:value-type="float" office:value="6000" calcext:value-type="float">
            <text:p>6000</text:p>
          </table:table-cell>
          <table:table-cell office:value-type="float" office:value="147" calcext:value-type="float">
            <text:p>1.47E+02</text:p>
          </table:table-cell>
          <table:table-cell office:value-type="float" office:value="143.9" calcext:value-type="float">
            <text:p>1.44E+02</text:p>
          </table:table-cell>
          <table:table-cell table:formula="of:=[.E13]*[.$G$2]" office:value-type="float" office:value="342.363" calcext:value-type="float">
            <text:p>342.363</text:p>
          </table:table-cell>
          <table:table-cell table:formula="of:=1/[.G13]*10000" office:value-type="float" office:value="29.2087637974898" calcext:value-type="float">
            <text:p>29.2</text:p>
          </table:table-cell>
        </table:table-row>
        <table:table-row table:style-name="ro1">
          <table:table-cell table:number-columns-repeated="2"/>
          <table:table-cell office:value-type="float" office:value="0.008" calcext:value-type="float">
            <text:p>8.00E-03</text:p>
          </table:table-cell>
          <table:table-cell table:style-name="ce8" table:formula="of:=[.C14]*1000000" office:value-type="float" office:value="8000" calcext:value-type="float">
            <text:p>8000</text:p>
          </table:table-cell>
          <table:table-cell table:style-name="ce9" office:value-type="float" office:value="64.68" calcext:value-type="float">
            <text:p>6.47E+01</text:p>
          </table:table-cell>
          <table:table-cell table:style-name="ce9" office:value-type="float" office:value="63.13" calcext:value-type="float">
            <text:p>6.31E+01</text:p>
          </table:table-cell>
          <table:table-cell table:style-name="ce10" table:formula="of:=[.E14]*[.$G$2]" office:value-type="float" office:value="150.63972" calcext:value-type="float">
            <text:p>150.63972</text:p>
          </table:table-cell>
          <table:table-cell table:formula="of:=1/[.G14]*10000" office:value-type="float" office:value="66.3835540852041" calcext:value-type="float">
            <text:p>66.4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1.00E-02</text:p>
          </table:table-cell>
          <table:table-cell table:formula="of:=[.C15]*1000000" office:value-type="float" office:value="10000" calcext:value-type="float">
            <text:p>10000</text:p>
          </table:table-cell>
          <table:table-cell office:value-type="float" office:value="33.89" calcext:value-type="float">
            <text:p>3.39E+01</text:p>
          </table:table-cell>
          <table:table-cell office:value-type="float" office:value="32.89" calcext:value-type="float">
            <text:p>3.29E+01</text:p>
          </table:table-cell>
          <table:table-cell table:formula="of:=[.E15]*[.$G$2]" office:value-type="float" office:value="78.92981" calcext:value-type="float">
            <text:p>78.92981</text:p>
          </table:table-cell>
          <table:table-cell table:formula="of:=1/[.G15]*10000" office:value-type="float" office:value="126.694844444703" calcext:value-type="float">
            <text:p>126.7</text:p>
          </table:table-cell>
        </table:table-row>
        <table:table-row table:style-name="ro1">
          <table:table-cell table:number-columns-repeated="2"/>
          <table:table-cell office:value-type="float" office:value="0.015" calcext:value-type="float">
            <text:p>1.50E-02</text:p>
          </table:table-cell>
          <table:table-cell table:formula="of:=[.C16]*1000000" office:value-type="float" office:value="15000" calcext:value-type="float">
            <text:p>15000</text:p>
          </table:table-cell>
          <table:table-cell office:value-type="float" office:value="10.34" calcext:value-type="float">
            <text:p>1.03E+01</text:p>
          </table:table-cell>
          <table:table-cell office:value-type="float" office:value="9.794" calcext:value-type="float">
            <text:p>9.79E+00</text:p>
          </table:table-cell>
          <table:table-cell table:formula="of:=[.E16]*[.$G$2]" office:value-type="float" office:value="24.08186" calcext:value-type="float">
            <text:p>24.08186</text:p>
          </table:table-cell>
          <table:table-cell table:formula="of:=1/[.G16]*10000" office:value-type="float" office:value="415.250317043617" calcext:value-type="float">
            <text:p>415.3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2.00E-02</text:p>
          </table:table-cell>
          <table:table-cell table:formula="of:=[.C17]*1000000" office:value-type="float" office:value="20000" calcext:value-type="float">
            <text:p>20000</text:p>
          </table:table-cell>
          <table:table-cell office:value-type="float" office:value="4.464" calcext:value-type="float">
            <text:p>4.46E+00</text:p>
          </table:table-cell>
          <table:table-cell office:value-type="float" office:value="4.076" calcext:value-type="float">
            <text:p>4.08E+00</text:p>
          </table:table-cell>
          <table:table-cell table:formula="of:=[.E17]*[.$G$2]" office:value-type="float" office:value="10.396656" calcext:value-type="float">
            <text:p>10.396656</text:p>
          </table:table-cell>
          <table:table-cell table:formula="of:=1/[.G17]*10000" office:value-type="float" office:value="961.847732578629" calcext:value-type="float">
            <text:p>961.8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3.00E-02</text:p>
          </table:table-cell>
          <table:table-cell table:formula="of:=[.C18]*1000000" office:value-type="float" office:value="30000" calcext:value-type="float">
            <text:p>30000</text:p>
          </table:table-cell>
          <table:table-cell office:value-type="float" office:value="1.436" calcext:value-type="float">
            <text:p>1.44E+00</text:p>
          </table:table-cell>
          <table:table-cell office:value-type="float" office:value="1.164" calcext:value-type="float">
            <text:p>1.16E+00</text:p>
          </table:table-cell>
          <table:table-cell table:formula="of:=[.E18]*[.$G$2]" office:value-type="float" office:value="3.344444" calcext:value-type="float">
            <text:p>3.344444</text:p>
          </table:table-cell>
          <table:table-cell table:formula="of:=1/[.G18]*10000" office:value-type="float" office:value="2990.03361993802" calcext:value-type="float">
            <text:p>2990.0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4.00E-02</text:p>
          </table:table-cell>
          <table:table-cell table:formula="of:=[.C19]*1000000" office:value-type="float" office:value="40000" calcext:value-type="float">
            <text:p>40000</text:p>
          </table:table-cell>
          <table:table-cell office:value-type="float" office:value="0.7012" calcext:value-type="float">
            <text:p>7.01E-01</text:p>
          </table:table-cell>
          <table:table-cell office:value-type="float" office:value="0.4782" calcext:value-type="float">
            <text:p>4.78E-01</text:p>
          </table:table-cell>
          <table:table-cell table:formula="of:=[.E19]*[.$G$2]" office:value-type="float" office:value="1.6330948" calcext:value-type="float">
            <text:p>1.6330948</text:p>
          </table:table-cell>
          <table:table-cell table:formula="of:=1/[.G19]*10000" office:value-type="float" office:value="6123.34323763691" calcext:value-type="float">
            <text:p>6123.3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5.00E-02</text:p>
          </table:table-cell>
          <table:table-cell table:formula="of:=[.C20]*1000000" office:value-type="float" office:value="50000" calcext:value-type="float">
            <text:p>50000</text:p>
          </table:table-cell>
          <table:table-cell office:value-type="float" office:value="0.4385" calcext:value-type="float">
            <text:p>4.39E-01</text:p>
          </table:table-cell>
          <table:table-cell office:value-type="float" office:value="0.243" calcext:value-type="float">
            <text:p>2.43E-01</text:p>
          </table:table-cell>
          <table:table-cell table:formula="of:=[.E20]*[.$G$2]" office:value-type="float" office:value="1.0212665" calcext:value-type="float">
            <text:p>1.0212665</text:p>
          </table:table-cell>
          <table:table-cell table:formula="of:=1/[.G20]*10000" office:value-type="float" office:value="9791.76346232839" calcext:value-type="float">
            <text:p>9791.8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6.00E-02</text:p>
          </table:table-cell>
          <table:table-cell table:formula="of:=[.C21]*1000000" office:value-type="float" office:value="60000" calcext:value-type="float">
            <text:p>60000</text:p>
          </table:table-cell>
          <table:table-cell office:value-type="float" office:value="0.3207" calcext:value-type="float">
            <text:p>3.21E-01</text:p>
          </table:table-cell>
          <table:table-cell office:value-type="float" office:value="0.1434" calcext:value-type="float">
            <text:p>1.43E-01</text:p>
          </table:table-cell>
          <table:table-cell table:formula="of:=[.E21]*[.$G$2]" office:value-type="float" office:value="0.7469103" calcext:value-type="float">
            <text:p>0.7469103</text:p>
          </table:table-cell>
          <table:table-cell table:formula="of:=1/[.G21]*10000" office:value-type="float" office:value="13388.4885507671" calcext:value-type="float">
            <text:p>13388.5</text:p>
          </table:table-cell>
        </table:table-row>
        <table:table-row table:style-name="ro1">
          <table:table-cell table:number-columns-repeated="2"/>
          <table:table-cell office:value-type="float" office:value="0.08" calcext:value-type="float">
            <text:p>8.00E-02</text:p>
          </table:table-cell>
          <table:table-cell table:formula="of:=[.C22]*1000000" office:value-type="float" office:value="80000" calcext:value-type="float">
            <text:p>80000</text:p>
          </table:table-cell>
          <table:table-cell office:value-type="float" office:value="0.2228" calcext:value-type="float">
            <text:p>2.23E-01</text:p>
          </table:table-cell>
          <table:table-cell office:value-type="float" office:value="0.06896" calcext:value-type="float">
            <text:p>6.90E-02</text:p>
          </table:table-cell>
          <table:table-cell table:formula="of:=[.E22]*[.$G$2]" office:value-type="float" office:value="0.5189012" calcext:value-type="float">
            <text:p>0.5189012</text:p>
          </table:table-cell>
          <table:table-cell table:formula="of:=1/[.G22]*10000" office:value-type="float" office:value="19271.4913744659" calcext:value-type="float">
            <text:p>19271.5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1.00E-01</text:p>
          </table:table-cell>
          <table:table-cell table:formula="of:=[.C23]*1000000" office:value-type="float" office:value="100000" calcext:value-type="float">
            <text:p>100000</text:p>
          </table:table-cell>
          <table:table-cell office:value-type="float" office:value="0.1835" calcext:value-type="float">
            <text:p>1.84E-01</text:p>
          </table:table-cell>
          <table:table-cell office:value-type="float" office:value="0.04513" calcext:value-type="float">
            <text:p>4.51E-02</text:p>
          </table:table-cell>
          <table:table-cell table:formula="of:=[.E23]*[.$G$2]" office:value-type="float" office:value="0.4273715" calcext:value-type="float">
            <text:p>0.4273715</text:p>
          </table:table-cell>
          <table:table-cell table:formula="of:=1/[.G23]*10000" office:value-type="float" office:value="23398.8462028937" calcext:value-type="float">
            <text:p>23398.8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1.50E-01</text:p>
          </table:table-cell>
          <table:table-cell table:formula="of:=[.C24]*1000000" office:value-type="float" office:value="150000" calcext:value-type="float">
            <text:p>150000</text:p>
          </table:table-cell>
          <table:table-cell office:value-type="float" office:value="0.1448" calcext:value-type="float">
            <text:p>1.45E-01</text:p>
          </table:table-cell>
          <table:table-cell office:value-type="float" office:value="0.03086" calcext:value-type="float">
            <text:p>3.09E-02</text:p>
          </table:table-cell>
          <table:table-cell table:formula="of:=[.E24]*[.$G$2]" office:value-type="float" office:value="0.3372392" calcext:value-type="float">
            <text:p>0.3372392</text:p>
          </table:table-cell>
          <table:table-cell table:formula="of:=1/[.G24]*10000" office:value-type="float" office:value="29652.5433579489" calcext:value-type="float">
            <text:p>29652.5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2.00E-01</text:p>
          </table:table-cell>
          <table:table-cell table:formula="of:=[.C25]*1000000" office:value-type="float" office:value="200000" calcext:value-type="float">
            <text:p>200000</text:p>
          </table:table-cell>
          <table:table-cell office:value-type="float" office:value="0.1275" calcext:value-type="float">
            <text:p>1.28E-01</text:p>
          </table:table-cell>
          <table:table-cell office:value-type="float" office:value="0.02905" calcext:value-type="float">
            <text:p>2.91E-02</text:p>
          </table:table-cell>
          <table:table-cell table:formula="of:=[.E25]*[.$G$2]" office:value-type="float" office:value="0.2969475" calcext:value-type="float">
            <text:p>0.2969475</text:p>
          </table:table-cell>
          <table:table-cell table:formula="of:=1/[.G25]*10000" office:value-type="float" office:value="33675.9864959294" calcext:value-type="float">
            <text:p>33676.0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3.00E-01</text:p>
          </table:table-cell>
          <table:table-cell table:formula="of:=[.C26]*1000000" office:value-type="float" office:value="300000" calcext:value-type="float">
            <text:p>300000</text:p>
          </table:table-cell>
          <table:table-cell office:value-type="float" office:value="0.1082" calcext:value-type="float">
            <text:p>1.08E-01</text:p>
          </table:table-cell>
          <table:table-cell office:value-type="float" office:value="0.02932" calcext:value-type="float">
            <text:p>2.93E-02</text:p>
          </table:table-cell>
          <table:table-cell table:formula="of:=[.E26]*[.$G$2]" office:value-type="float" office:value="0.2519978" calcext:value-type="float">
            <text:p>0.2519978</text:p>
          </table:table-cell>
          <table:table-cell table:formula="of:=1/[.G26]*10000" office:value-type="float" office:value="39682.8861204344" calcext:value-type="float">
            <text:p>39682.9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4.00E-01</text:p>
          </table:table-cell>
          <table:table-cell table:formula="of:=[.C27]*1000000" office:value-type="float" office:value="400000" calcext:value-type="float">
            <text:p>400000</text:p>
          </table:table-cell>
          <table:table-cell office:value-type="float" office:value="0.09614" calcext:value-type="float">
            <text:p>9.61E-02</text:p>
          </table:table-cell>
          <table:table-cell office:value-type="float" office:value="0.02968" calcext:value-type="float">
            <text:p>2.97E-02</text:p>
          </table:table-cell>
          <table:table-cell table:formula="of:=[.E27]*[.$G$2]" office:value-type="float" office:value="0.22391006" calcext:value-type="float">
            <text:p>0.22391006</text:p>
          </table:table-cell>
          <table:table-cell table:formula="of:=1/[.G27]*10000" office:value-type="float" office:value="44660.789247254" calcext:value-type="float">
            <text:p>44660.8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5.00E-01</text:p>
          </table:table-cell>
          <table:table-cell table:formula="of:=[.C28]*1000000" office:value-type="float" office:value="500000" calcext:value-type="float">
            <text:p>500000</text:p>
          </table:table-cell>
          <table:table-cell office:value-type="float" office:value="0.08748" calcext:value-type="float">
            <text:p>8.75E-02</text:p>
          </table:table-cell>
          <table:table-cell office:value-type="float" office:value="0.02971" calcext:value-type="float">
            <text:p>2.97E-02</text:p>
          </table:table-cell>
          <table:table-cell table:formula="of:=[.E28]*[.$G$2]" office:value-type="float" office:value="0.20374092" calcext:value-type="float">
            <text:p>0.20374092</text:p>
          </table:table-cell>
          <table:table-cell table:formula="of:=1/[.G28]*10000" office:value-type="float" office:value="49081.9419093621" calcext:value-type="float">
            <text:p>49081.9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6.00E-01</text:p>
          </table:table-cell>
          <table:table-cell table:formula="of:=[.C29]*1000000" office:value-type="float" office:value="600000" calcext:value-type="float">
            <text:p>600000</text:p>
          </table:table-cell>
          <table:table-cell office:value-type="float" office:value="0.08077" calcext:value-type="float">
            <text:p>8.08E-02</text:p>
          </table:table-cell>
          <table:table-cell office:value-type="float" office:value="0.02951" calcext:value-type="float">
            <text:p>2.95E-02</text:p>
          </table:table-cell>
          <table:table-cell table:formula="of:=[.E29]*[.$G$2]" office:value-type="float" office:value="0.18811333" calcext:value-type="float">
            <text:p>0.18811333</text:p>
          </table:table-cell>
          <table:table-cell table:formula="of:=1/[.G29]*10000" office:value-type="float" office:value="53159.443831014" calcext:value-type="float">
            <text:p>53159.4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8.00E-01</text:p>
          </table:table-cell>
          <table:table-cell table:formula="of:=[.C30]*1000000" office:value-type="float" office:value="800000" calcext:value-type="float">
            <text:p>800000</text:p>
          </table:table-cell>
          <table:table-cell office:value-type="float" office:value="0.07082" calcext:value-type="float">
            <text:p>7.08E-02</text:p>
          </table:table-cell>
          <table:table-cell office:value-type="float" office:value="0.02875" calcext:value-type="float">
            <text:p>2.88E-02</text:p>
          </table:table-cell>
          <table:table-cell table:formula="of:=[.E30]*[.$G$2]" office:value-type="float" office:value="0.16493978" calcext:value-type="float">
            <text:p>0.16493978</text:p>
          </table:table-cell>
          <table:table-cell table:formula="of:=1/[.G30]*10000" office:value-type="float" office:value="60628.1880574838" calcext:value-type="float">
            <text:p>60628.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.00E+00</text:p>
          </table:table-cell>
          <table:table-cell table:formula="of:=[.C31]*1000000" office:value-type="float" office:value="1000000" calcext:value-type="float">
            <text:p>1000000</text:p>
          </table:table-cell>
          <table:table-cell office:value-type="float" office:value="0.06361" calcext:value-type="float">
            <text:p>6.36E-02</text:p>
          </table:table-cell>
          <table:table-cell office:value-type="float" office:value="0.02778" calcext:value-type="float">
            <text:p>2.78E-02</text:p>
          </table:table-cell>
          <table:table-cell table:formula="of:=[.E31]*[.$G$2]" office:value-type="float" office:value="0.14814769" calcext:value-type="float">
            <text:p>0.14814769</text:p>
          </table:table-cell>
          <table:table-cell table:formula="of:=1/[.G31]*10000" office:value-type="float" office:value="67500.2087443956" calcext:value-type="float">
            <text:p>67500.2</text:p>
          </table:table-cell>
        </table:table-row>
        <table:table-row table:style-name="ro1">
          <table:table-cell table:number-columns-repeated="2"/>
          <table:table-cell office:value-type="float" office:value="1.25" calcext:value-type="float">
            <text:p>1.25E+00</text:p>
          </table:table-cell>
          <table:table-cell table:formula="of:=[.C32]*1000000" office:value-type="float" office:value="1250000" calcext:value-type="float">
            <text:p>1250000</text:p>
          </table:table-cell>
          <table:table-cell office:value-type="float" office:value="0.05688" calcext:value-type="float">
            <text:p>5.69E-02</text:p>
          </table:table-cell>
          <table:table-cell office:value-type="float" office:value="0.02652" calcext:value-type="float">
            <text:p>2.65E-02</text:p>
          </table:table-cell>
          <table:table-cell table:formula="of:=[.E32]*[.$G$2]" office:value-type="float" office:value="0.13247352" calcext:value-type="float">
            <text:p>0.13247352</text:p>
          </table:table-cell>
          <table:table-cell table:formula="of:=1/[.G32]*10000" office:value-type="float" office:value="75486.7840757912" calcext:value-type="float">
            <text:p>75486.8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0E+00</text:p>
          </table:table-cell>
          <table:table-cell table:formula="of:=[.C33]*1000000" office:value-type="float" office:value="1500000" calcext:value-type="float">
            <text:p>1500000</text:p>
          </table:table-cell>
          <table:table-cell office:value-type="float" office:value="0.05183" calcext:value-type="float">
            <text:p>5.18E-02</text:p>
          </table:table-cell>
          <table:table-cell office:value-type="float" office:value="0.02535" calcext:value-type="float">
            <text:p>2.54E-02</text:p>
          </table:table-cell>
          <table:table-cell table:formula="of:=[.E33]*[.$G$2]" office:value-type="float" office:value="0.12071207" calcext:value-type="float">
            <text:p>0.12071207</text:p>
          </table:table-cell>
          <table:table-cell table:formula="of:=1/[.G33]*10000" office:value-type="float" office:value="82841.7572492958" calcext:value-type="float">
            <text:p>82841.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.00E+00</text:p>
          </table:table-cell>
          <table:table-cell table:formula="of:=[.C34]*1000000" office:value-type="float" office:value="2000000" calcext:value-type="float">
            <text:p>2000000</text:p>
          </table:table-cell>
          <table:table-cell office:value-type="float" office:value="0.0448" calcext:value-type="float">
            <text:p>4.48E-02</text:p>
          </table:table-cell>
          <table:table-cell office:value-type="float" office:value="0.02345" calcext:value-type="float">
            <text:p>2.35E-02</text:p>
          </table:table-cell>
          <table:table-cell table:formula="of:=[.E34]*[.$G$2]" office:value-type="float" office:value="0.1043392" calcext:value-type="float">
            <text:p>0.1043392</text:p>
          </table:table-cell>
          <table:table-cell table:formula="of:=1/[.G34]*10000" office:value-type="float" office:value="95841.2562105134" calcext:value-type="float">
            <text:p>95841.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.00E+00</text:p>
          </table:table-cell>
          <table:table-cell table:formula="of:=[.C35]*1000000" office:value-type="float" office:value="3000000" calcext:value-type="float">
            <text:p>3000000</text:p>
          </table:table-cell>
          <table:table-cell office:value-type="float" office:value="0.03678" calcext:value-type="float">
            <text:p>3.68E-02</text:p>
          </table:table-cell>
          <table:table-cell office:value-type="float" office:value="0.02101" calcext:value-type="float">
            <text:p>2.10E-02</text:p>
          </table:table-cell>
          <table:table-cell table:formula="of:=[.E35]*[.$G$2]" office:value-type="float" office:value="0.08566062" calcext:value-type="float">
            <text:p>0.08566062</text:p>
          </table:table-cell>
          <table:table-cell table:formula="of:=1/[.G35]*10000" office:value-type="float" office:value="116739.757428793" calcext:value-type="float">
            <text:p>116739.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.00E+00</text:p>
          </table:table-cell>
          <table:table-cell table:formula="of:=[.C36]*1000000" office:value-type="float" office:value="4000000" calcext:value-type="float">
            <text:p>4000000</text:p>
          </table:table-cell>
          <table:table-cell office:value-type="float" office:value="0.0324" calcext:value-type="float">
            <text:p>3.24E-02</text:p>
          </table:table-cell>
          <table:table-cell office:value-type="float" office:value="0.01963" calcext:value-type="float">
            <text:p>1.96E-02</text:p>
          </table:table-cell>
          <table:table-cell table:formula="of:=[.E36]*[.$G$2]" office:value-type="float" office:value="0.0754596" calcext:value-type="float">
            <text:p>0.0754596</text:p>
          </table:table-cell>
          <table:table-cell table:formula="of:=1/[.G36]*10000" office:value-type="float" office:value="132521.243155278" calcext:value-type="float">
            <text:p>132521.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.00E+00</text:p>
          </table:table-cell>
          <table:table-cell table:formula="of:=[.C37]*1000000" office:value-type="float" office:value="5000000" calcext:value-type="float">
            <text:p>5000000</text:p>
          </table:table-cell>
          <table:table-cell office:value-type="float" office:value="0.02967" calcext:value-type="float">
            <text:p>2.97E-02</text:p>
          </table:table-cell>
          <table:table-cell office:value-type="float" office:value="0.01878" calcext:value-type="float">
            <text:p>1.88E-02</text:p>
          </table:table-cell>
          <table:table-cell table:formula="of:=[.E37]*[.$G$2]" office:value-type="float" office:value="0.06910143" calcext:value-type="float">
            <text:p>0.06910143</text:p>
          </table:table-cell>
          <table:table-cell table:formula="of:=1/[.G37]*10000" office:value-type="float" office:value="144714.805467846" calcext:value-type="float">
            <text:p>144714.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.00E+00</text:p>
          </table:table-cell>
          <table:table-cell table:formula="of:=[.C38]*1000000" office:value-type="float" office:value="6000000" calcext:value-type="float">
            <text:p>6000000</text:p>
          </table:table-cell>
          <table:table-cell office:value-type="float" office:value="0.02788" calcext:value-type="float">
            <text:p>2.79E-02</text:p>
          </table:table-cell>
          <table:table-cell office:value-type="float" office:value="0.01827" calcext:value-type="float">
            <text:p>1.83E-02</text:p>
          </table:table-cell>
          <table:table-cell table:formula="of:=[.E38]*[.$G$2]" office:value-type="float" office:value="0.06493252" calcext:value-type="float">
            <text:p>0.06493252</text:p>
          </table:table-cell>
          <table:table-cell table:formula="of:=1/[.G38]*10000" office:value-type="float" office:value="154006.035804555" calcext:value-type="float">
            <text:p>154006.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.00E+00</text:p>
          </table:table-cell>
          <table:table-cell table:formula="of:=[.C39]*1000000" office:value-type="float" office:value="8000000" calcext:value-type="float">
            <text:p>8000000</text:p>
          </table:table-cell>
          <table:table-cell office:value-type="float" office:value="0.02574" calcext:value-type="float">
            <text:p>2.57E-02</text:p>
          </table:table-cell>
          <table:table-cell office:value-type="float" office:value="0.01773" calcext:value-type="float">
            <text:p>1.77E-02</text:p>
          </table:table-cell>
          <table:table-cell table:formula="of:=[.E39]*[.$G$2]" office:value-type="float" office:value="0.05994846" calcext:value-type="float">
            <text:p>0.05994846</text:p>
          </table:table-cell>
          <table:table-cell table:formula="of:=1/[.G39]*10000" office:value-type="float" office:value="166809.956419231" calcext:value-type="float">
            <text:p>166810.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.00E+01</text:p>
          </table:table-cell>
          <table:table-cell table:formula="of:=[.C40]*1000000" office:value-type="float" office:value="10000000" calcext:value-type="float">
            <text:p>10000000</text:p>
          </table:table-cell>
          <table:table-cell office:value-type="float" office:value="0.02462" calcext:value-type="float">
            <text:p>2.46E-02</text:p>
          </table:table-cell>
          <table:table-cell office:value-type="float" office:value="0.01753" calcext:value-type="float">
            <text:p>1.75E-02</text:p>
          </table:table-cell>
          <table:table-cell table:formula="of:=[.E40]*[.$G$2]" office:value-type="float" office:value="0.05733998" calcext:value-type="float">
            <text:p>0.05733998</text:p>
          </table:table-cell>
          <table:table-cell table:formula="of:=1/[.G40]*10000" office:value-type="float" office:value="174398.386605646" calcext:value-type="float">
            <text:p>174398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.50E+01</text:p>
          </table:table-cell>
          <table:table-cell table:formula="of:=[.C41]*1000000" office:value-type="float" office:value="15000000" calcext:value-type="float">
            <text:p>15000000</text:p>
          </table:table-cell>
          <table:table-cell office:value-type="float" office:value="0.02352" calcext:value-type="float">
            <text:p>2.35E-02</text:p>
          </table:table-cell>
          <table:table-cell office:value-type="float" office:value="0.01746" calcext:value-type="float">
            <text:p>1.75E-02</text:p>
          </table:table-cell>
          <table:table-cell table:formula="of:=[.E41]*[.$G$2]" office:value-type="float" office:value="0.05477808" calcext:value-type="float">
            <text:p>0.05477808</text:p>
          </table:table-cell>
          <table:table-cell table:formula="of:=1/[.G41]*10000" office:value-type="float" office:value="182554.773734311" calcext:value-type="float">
            <text:p>182554.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.00E+01</text:p>
          </table:table-cell>
          <table:table-cell table:formula="of:=[.C42]*1000000" office:value-type="float" office:value="20000000" calcext:value-type="float">
            <text:p>20000000</text:p>
          </table:table-cell>
          <table:table-cell office:value-type="float" office:value="0.02338" calcext:value-type="float">
            <text:p>2.34E-02</text:p>
          </table:table-cell>
          <table:table-cell office:value-type="float" office:value="0.01757" calcext:value-type="float">
            <text:p>1.76E-02</text:p>
          </table:table-cell>
          <table:table-cell table:formula="of:=[.E42]*[.$G$2]" office:value-type="float" office:value="0.05445202" calcext:value-type="float">
            <text:p>0.05445202</text:p>
          </table:table-cell>
          <table:table-cell table:formula="of:=1/[.G42]*10000" office:value-type="float" office:value="183647.916092002" calcext:value-type="float">
            <text:p>183647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7:48:11.371431951</meta:creation-date>
    <meta:generator>LibreOffice/7.3.7.2$Linux_X86_64 LibreOffice_project/30$Build-2</meta:generator>
    <dc:date>2023-12-28T21:25:20.596095766</dc:date>
    <meta:editing-duration>PT2H21M40S</meta:editing-duration>
    <meta:editing-cycles>21</meta:editing-cycles>
    <meta:document-statistic meta:table-count="2" meta:cell-count="46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1">
      <style:chart-properties chart:display-label="true" chart:logarithmic="false" chart:minimum="0" chart:maximum="2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Absorption Coefficient</text:p>
        </chart:title>
        <chart:plot-area chart:style-name="ch3" table:cell-range-address="Nickel.C5:Nickel.D45" svg:x="1.331cm" svg:y="1.275cm" svg:width="14.349cm" svg:height="6.564cm">
          <chart:coordinate-region svg:x="3.064cm" svg:y="1.474cm" svg:width="11.873cm" svg:height="5.718cm"/>
          <chart:axis chart:dimension="x" chart:name="primary-x" chart:style-name="ch4">
            <chart:title svg:x="7.588cm" svg:y="8.019cm" chart:style-name="ch5">
              <text:p>Energy (eV)</text:p>
            </chart:title>
          </chart:axis>
          <chart:axis chart:dimension="y" chart:name="primary-y" chart:style-name="ch6">
            <chart:title svg:x="0.451cm" svg:y="6.281cm" chart:style-name="ch7">
              <text:p>Mass Attenuation Coeff</text:p>
            </chart:title>
            <chart:grid chart:style-name="ch8" chart:class="major"/>
          </chart:axis>
          <chart:series chart:style-name="ch9" chart:values-cell-range-address="Nickel.D5:Nickel.D45" chart:class="chart:scatter">
            <chart:domain table:cell-range-address="Nickel.C5:Nickel.C45"/>
            <chart:data-point chart:repeated="10"/>
            <chart:data-point chart:style-name="ch10" chart:repeated="3"/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Nickel.C5:Nickel.C45</svg:desc>
                </draw:g>
              </table:table-cell>
              <table:table-cell office:value-type="float" office:value="9855">
                <text:p>9855</text:p>
                <draw:g>
                  <svg:desc>Nickel.D5:Nickel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4.04">
                <text:p>1004.04</text:p>
              </table:table-cell>
              <table:table-cell office:value-type="float" office:value="9753">
                <text:p>9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8.1">
                <text:p>1008.1</text:p>
              </table:table-cell>
              <table:table-cell office:value-type="float" office:value="9654">
                <text:p>9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8.1">
                <text:p>1008.1</text:p>
              </table:table-cell>
              <table:table-cell office:value-type="float" office:value="10990">
                <text:p>109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4234">
                <text:p>4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709.4">
                <text:p>709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328.2">
                <text:p>32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79.3">
                <text:p>179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0">
                <text:p>60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49.52">
                <text:p>49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32.8">
                <text:p>8332.8</text:p>
              </table:table-cell>
              <table:table-cell office:value-type="float" office:value="44.28">
                <text:p>44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32.8">
                <text:p>8332.8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">
                <text:p>100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70.81">
                <text:p>70.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0">
                <text:p>20000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">
                <text:p>3000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">
                <text:p>4000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0">
                <text:p>50000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00">
                <text:p>60000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">
                <text:p>80000</text:p>
              </table:table-cell>
              <table:table-cell office:value-type="float" office:value="0.7306">
                <text:p>0.7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00">
                <text:p>150000</text:p>
              </table:table-cell>
              <table:table-cell office:value-type="float" office:value="0.2208">
                <text:p>0.2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00">
                <text:p>200000</text:p>
              </table:table-cell>
              <table:table-cell office:value-type="float" office:value="0.1582">
                <text:p>0.15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000">
                <text:p>300000</text:p>
              </table:table-cell>
              <table:table-cell office:value-type="float" office:value="0.1154">
                <text:p>0.11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000">
                <text:p>400000</text:p>
              </table:table-cell>
              <table:table-cell office:value-type="float" office:value="0.09765">
                <text:p>0.097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000">
                <text:p>500000</text:p>
              </table:table-cell>
              <table:table-cell office:value-type="float" office:value="0.08698">
                <text:p>0.08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00">
                <text:p>600000</text:p>
              </table:table-cell>
              <table:table-cell office:value-type="float" office:value="0.07944">
                <text:p>0.07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0000">
                <text:p>800000</text:p>
              </table:table-cell>
              <table:table-cell office:value-type="float" office:value="0.06891">
                <text:p>0.0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0">
                <text:p>1000000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0000">
                <text:p>1250000</text:p>
              </table:table-cell>
              <table:table-cell office:value-type="float" office:value="0.05494">
                <text:p>0.05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000">
                <text:p>1500000</text:p>
              </table:table-cell>
              <table:table-cell office:value-type="float" office:value="0.05015">
                <text:p>0.05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00">
                <text:p>2000000</text:p>
              </table:table-cell>
              <table:table-cell office:value-type="float" office:value="0.04387">
                <text:p>0.043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00000">
                <text:p>3000000</text:p>
              </table:table-cell>
              <table:table-cell office:value-type="float" office:value="0.03745">
                <text:p>0.03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0000">
                <text:p>4000000</text:p>
              </table:table-cell>
              <table:table-cell office:value-type="float" office:value="0.03444">
                <text:p>0.03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000">
                <text:p>5000000</text:p>
              </table:table-cell>
              <table:table-cell office:value-type="float" office:value="0.03289">
                <text:p>0.032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000">
                <text:p>6000000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0000">
                <text:p>8000000</text:p>
              </table:table-cell>
              <table:table-cell office:value-type="float" office:value="0.03164">
                <text:p>0.03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">
                <text:p>10000000</text:p>
              </table:table-cell>
              <table:table-cell office:value-type="float" office:value="0.03185">
                <text:p>0.03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000000">
                <text:p>15000000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000">
                <text:p>20000000</text:p>
              </table:table-cell>
              <table:table-cell office:value-type="float" office:value="0.03476">
                <text:p>0.03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ilicon.D5:Silicon.D42 Silicon.G5:Silicon.G42" svg:x="1.331cm" svg:y="0.18cm" svg:width="14.349cm" svg:height="7.659cm">
          <chart:coordinate-region svg:x="2.508cm" svg:y="0.379cm" svg:width="12.337cm" svg:height="6.813cm"/>
          <chart:axis chart:dimension="x" chart:name="primary-x" chart:style-name="ch3">
            <chart:title svg:x="7.588cm" svg:y="8.019cm" chart:style-name="ch4">
              <text:p>Energy (eV)</text:p>
            </chart:title>
          </chart:axis>
          <chart:axis chart:dimension="y" chart:name="primary-y" chart:style-name="ch5">
            <chart:title svg:x="0.451cm" svg:y="4.781cm" chart:style-name="ch6">
              <text:p>mu (1/cm)</text:p>
            </chart:title>
            <chart:grid chart:style-name="ch7" chart:class="major"/>
          </chart:axis>
          <chart:series chart:style-name="ch8" chart:values-cell-range-address="Silicon.G5:Silicon.G42" chart:class="chart:scatter">
            <chart:domain table:cell-range-address="Silicon.D5:Silicon.D42"/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ilicon.D5:Silicon.D42</svg:desc>
                </draw:g>
              </table:table-cell>
              <table:table-cell office:value-type="float" office:value="3656.53">
                <text:p>3656.53</text:p>
                <draw:g>
                  <svg:desc>Silicon.G5:Silicon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247.1795">
                <text:p>1247.1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8.9">
                <text:p>1838.9</text:p>
              </table:table-cell>
              <table:table-cell office:value-type="float" office:value="720.1268">
                <text:p>720.1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8.9">
                <text:p>1838.9</text:p>
              </table:table-cell>
              <table:table-cell office:value-type="float" office:value="7434.168">
                <text:p>7434.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6467.633">
                <text:p>6467.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278.6936">
                <text:p>2278.6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1054.8041">
                <text:p>1054.8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570.605">
                <text:p>570.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342.363">
                <text:p>342.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150.63972">
                <text:p>150.63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78.92981">
                <text:p>78.92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0">
                <text:p>15000</text:p>
              </table:table-cell>
              <table:table-cell office:value-type="float" office:value="24.08186">
                <text:p>24.08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">
                <text:p>20000</text:p>
              </table:table-cell>
              <table:table-cell office:value-type="float" office:value="10.396656">
                <text:p>10.396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0">
                <text:p>30000</text:p>
              </table:table-cell>
              <table:table-cell office:value-type="float" office:value="3.344444">
                <text:p>3.3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0">
                <text:p>40000</text:p>
              </table:table-cell>
              <table:table-cell office:value-type="float" office:value="1.6330948">
                <text:p>1.6330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0">
                <text:p>50000</text:p>
              </table:table-cell>
              <table:table-cell office:value-type="float" office:value="1.0212665">
                <text:p>1.0212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00">
                <text:p>60000</text:p>
              </table:table-cell>
              <table:table-cell office:value-type="float" office:value="0.7469103">
                <text:p>0.7469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00">
                <text:p>80000</text:p>
              </table:table-cell>
              <table:table-cell office:value-type="float" office:value="0.5189012">
                <text:p>0.5189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0.4273715">
                <text:p>0.4273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00">
                <text:p>150000</text:p>
              </table:table-cell>
              <table:table-cell office:value-type="float" office:value="0.3372392">
                <text:p>0.3372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">
                <text:p>200000</text:p>
              </table:table-cell>
              <table:table-cell office:value-type="float" office:value="0.2969475">
                <text:p>0.29694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00">
                <text:p>300000</text:p>
              </table:table-cell>
              <table:table-cell office:value-type="float" office:value="0.2519978">
                <text:p>0.2519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00">
                <text:p>400000</text:p>
              </table:table-cell>
              <table:table-cell office:value-type="float" office:value="0.22391006">
                <text:p>0.22391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0.20374092">
                <text:p>0.20374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000">
                <text:p>600000</text:p>
              </table:table-cell>
              <table:table-cell office:value-type="float" office:value="0.18811333">
                <text:p>0.18811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00">
                <text:p>800000</text:p>
              </table:table-cell>
              <table:table-cell office:value-type="float" office:value="0.16493978">
                <text:p>0.16493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0">
                <text:p>1000000</text:p>
              </table:table-cell>
              <table:table-cell office:value-type="float" office:value="0.14814769">
                <text:p>0.148147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0000">
                <text:p>1250000</text:p>
              </table:table-cell>
              <table:table-cell office:value-type="float" office:value="0.13247352">
                <text:p>0.132473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0">
                <text:p>1500000</text:p>
              </table:table-cell>
              <table:table-cell office:value-type="float" office:value="0.12071207">
                <text:p>0.12071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000">
                <text:p>2000000</text:p>
              </table:table-cell>
              <table:table-cell office:value-type="float" office:value="0.1043392">
                <text:p>0.1043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0.08566062">
                <text:p>0.08566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0000">
                <text:p>4000000</text:p>
              </table:table-cell>
              <table:table-cell office:value-type="float" office:value="0.0754596">
                <text:p>0.07545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00">
                <text:p>5000000</text:p>
              </table:table-cell>
              <table:table-cell office:value-type="float" office:value="0.06910143">
                <text:p>0.06910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00000">
                <text:p>6000000</text:p>
              </table:table-cell>
              <table:table-cell office:value-type="float" office:value="0.06493252">
                <text:p>0.064932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0000">
                <text:p>8000000</text:p>
              </table:table-cell>
              <table:table-cell office:value-type="float" office:value="0.05994846">
                <text:p>0.059948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00">
                <text:p>10000000</text:p>
              </table:table-cell>
              <table:table-cell office:value-type="float" office:value="0.05733998">
                <text:p>0.05733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00000">
                <text:p>15000000</text:p>
              </table:table-cell>
              <table:table-cell office:value-type="float" office:value="0.05477808">
                <text:p>0.054778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000">
                <text:p>20000000</text:p>
              </table:table-cell>
              <table:table-cell office:value-type="float" office:value="0.05445202">
                <text:p>0.054452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